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3b9829" officeooo:paragraph-rsid="003b9cb8"/>
    </style:style>
    <style:style style:name="P2" style:family="paragraph" style:parent-style-name="Standard">
      <style:text-properties officeooo:paragraph-rsid="003b9829"/>
    </style:style>
    <style:style style:name="P3" style:family="paragraph" style:parent-style-name="Standard">
      <style:text-properties officeooo:rsid="003d9439" officeooo:paragraph-rsid="003d9439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3b982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3b9829" officeooo:paragraph-rsid="003b982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3b9cb8" officeooo:paragraph-rsid="003b9cb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d9439" officeooo:paragraph-rsid="003d9439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d9439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3e666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23286" officeooo:paragraph-rsid="0015f98e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e666e" officeooo:paragraph-rsid="003e666e" style:font-size-asian="12pt" style:font-size-complex="12pt"/>
    </style:style>
    <style:style style:name="P13" style:family="paragraph" style:parent-style-name="Standard" style:list-style-name="L2">
      <style:text-properties style:font-name="Liberation Serif" fo:font-size="12pt" officeooo:rsid="003e666e" officeooo:paragraph-rsid="003e666e" style:font-size-asian="12pt" style:font-size-complex="12pt"/>
    </style:style>
    <style:style style:name="P14" style:family="paragraph" style:parent-style-name="Standard" style:list-style-name="L2">
      <style:text-properties style:font-name="Liberation Serif" fo:font-size="12pt" officeooo:rsid="003ed580" officeooo:paragraph-rsid="003ed580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3ed580" officeooo:paragraph-rsid="003ed580" style:font-size-asian="12pt" style:font-size-complex="12pt"/>
    </style:style>
    <style:style style:name="P16" style:family="paragraph" style:parent-style-name="Standard" style:list-style-name="L5">
      <style:text-properties style:font-name="Liberation Serif" fo:font-size="12pt" officeooo:paragraph-rsid="003ed580" style:font-size-asian="12pt" style:font-size-complex="12pt"/>
    </style:style>
    <style:style style:name="P17" style:family="paragraph" style:parent-style-name="Standard">
      <style:paragraph-properties fo:margin-left="0.529cm" fo:margin-right="0cm" style:line-height-at-least="0.503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5">
      <style:text-properties style:font-name="Liberation Serif" fo:font-size="12pt" officeooo:paragraph-rsid="003ed580" style:font-size-asian="12pt" style:font-size-complex="12pt"/>
    </style:style>
    <style:style style:name="P20" style:family="paragraph" style:parent-style-name="Text_20_body">
      <style:text-properties style:font-name="Liberation Serif" fo:font-size="12pt" officeooo:paragraph-rsid="00400d5f" style:font-size-asian="12pt" style:font-size-complex="12pt"/>
    </style:style>
    <style:style style:name="P21" style:family="paragraph" style:parent-style-name="Text_20_body">
      <style:text-properties style:font-name="Liberation Serif" fo:font-size="12pt" officeooo:rsid="00400d5f" officeooo:paragraph-rsid="00400d5f" style:font-size-asian="12pt" style:font-size-complex="12pt"/>
    </style:style>
    <style:style style:name="P22" style:family="paragraph" style:parent-style-name="Text_20_body">
      <style:text-properties style:font-name="Liberation Serif" fo:font-size="12pt" officeooo:paragraph-rsid="0041cbef" style:font-size-asian="12pt" style:font-size-complex="12pt"/>
    </style:style>
    <style:style style:name="P23" style:family="paragraph" style:parent-style-name="Text_20_body">
      <style:text-properties style:font-name="Liberation Serif" fo:font-size="12pt" officeooo:paragraph-rsid="00424388" style:font-size-asian="12pt" style:font-size-complex="12pt"/>
    </style:style>
    <style:style style:name="P24" style:family="paragraph" style:parent-style-name="Text_20_body">
      <style:text-properties style:font-name="Liberation Serif" fo:font-size="12pt" officeooo:paragraph-rsid="0042d9bc" style:font-size-asian="12pt" style:font-size-complex="12pt"/>
    </style:style>
    <style:style style:name="P25" style:family="paragraph" style:parent-style-name="Text_20_body">
      <style:text-properties style:font-name="Liberation Serif" fo:font-size="12pt" fo:font-weight="normal" officeooo:paragraph-rsid="0041cbef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erif" fo:font-size="12pt" fo:font-weight="normal" officeooo:rsid="00424388" officeooo:paragraph-rsid="00424388" style:font-size-asian="12pt" style:font-weight-asian="normal" style:font-size-complex="12pt" style:font-weight-complex="normal"/>
    </style:style>
    <style:style style:name="P27" style:family="paragraph" style:parent-style-name="Heading_20_2">
      <style:text-properties style:font-name="Liberation Serif" fo:font-size="12pt" style:font-size-asian="12pt" style:font-size-complex="12pt"/>
    </style:style>
    <style:style style:name="P28" style:family="paragraph" style:parent-style-name="Heading_20_2">
      <style:text-properties style:font-name="Liberation Serif" fo:font-size="12pt" fo:font-weight="normal" officeooo:paragraph-rsid="0041cbef" style:font-size-asian="12pt" style:font-weight-asian="normal" style:font-size-complex="12pt" style:font-weight-complex="normal"/>
    </style:style>
    <style:style style:name="T1" style:family="text">
      <style:text-properties fo:font-size="10.5pt"/>
    </style:style>
    <style:style style:name="T2" style:family="text">
      <style:text-properties fo:font-size="10.5pt" officeooo:rsid="003466ef"/>
    </style:style>
    <style:style style:name="T3" style:family="text">
      <style:text-properties fo:font-size="10.5pt" officeooo:rsid="0041cbef"/>
    </style:style>
    <style:style style:name="T4" style:family="text">
      <style:text-properties fo:font-size="10.5pt" officeooo:rsid="00424388"/>
    </style:style>
    <style:style style:name="T5" style:family="text">
      <style:text-properties fo:font-size="10.5pt" fo:font-weight="normal" officeooo:rsid="00424388" style:font-weight-asian="normal" style:font-weight-complex="normal"/>
    </style:style>
    <style:style style:name="T6" style:family="text">
      <style:text-properties officeooo:rsid="003b9829"/>
    </style:style>
    <style:style style:name="T7" style:family="text">
      <style:text-properties officeooo:rsid="003b9cb8"/>
    </style:style>
    <style:style style:name="T8" style:family="text">
      <style:text-properties officeooo:rsid="003d9439"/>
    </style:style>
    <style:style style:name="T9" style:family="text">
      <style:text-properties officeooo:rsid="003e666e"/>
    </style:style>
    <style:style style:name="T10" style:family="text">
      <style:text-properties style:text-underline-style="solid" style:text-underline-width="auto" style:text-underline-color="font-color" officeooo:rsid="003e666e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42d9bc" style:font-weight-asian="bold" style:font-weight-complex="bold"/>
    </style:style>
    <style:style style:name="T13" style:family="text">
      <style:text-properties officeooo:rsid="003ed580"/>
    </style:style>
    <style:style style:name="T14" style:family="text">
      <style:text-properties officeooo:rsid="00400d5f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41cbef"/>
    </style:style>
    <style:style style:name="T17" style:family="text">
      <style:text-properties officeooo:rsid="00424388"/>
    </style:style>
    <style:style style:name="T18" style:family="text">
      <style:text-properties officeooo:rsid="0042d9b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2d9bc" style:font-weight-asian="bold" style:font-weight-complex="bold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3b9829"/>
    </style:style>
    <style:style style:name="T23" style:family="text">
      <style:text-properties style:font-name="Liberation Serif" officeooo:rsid="003b9cb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3b9829" style:font-size-asian="12pt" style:font-size-complex="12pt"/>
    </style:style>
    <style:style style:name="T26" style:family="text">
      <style:text-properties style:font-name="Liberation Serif" fo:font-size="12pt" officeooo:rsid="003b9cb8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24388" style:font-weight-asian="normal" style:font-weight-complex="normal"/>
    </style:style>
    <style:style style:name="T29" style:family="text">
      <style:text-properties officeooo:rsid="003466e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section text:style-name="Sect1" text:name="SL_shadow_translation_result">
        <text:h text:style-name="P27" text:outline-level="2"><text:bookmark text:name="Прогнозирование-стоимости-автомобиля-по-характеристикам"/>Прогнозирование стоимости автомобиля по характеристикам</text:h>
        <text:p text:style-name="P17"/>
      </text:section>
      <text:p text:style-name="P4"/>
      <text:p text:style-name="P5"><text:span text:style-name="T6">Задача:</text:span></text:p>
      <text:p text:style-name="P2"><text:span text:style-name="T25">1. спарсить информацию об объявлениях на продажу автомобилей с сайта </text:span><text:span text:style-name="Emphasis"><text:span text:style-name="T24">auto.ru</text:span></text:span></text:p>
      <text:p text:style-name="P6">2. на основании полученного датасета разработать модель, предсказывающую цену на автомобиль по его характеристикам.</text:p>
      <text:p text:style-name="P6"/>
      <text:p text:style-name="P6">Реализация:</text:p>
      <text:p text:style-name="P6">1. С командной работой не сложилось, работа выполнен<text:span text:style-name="T7">а</text:span> мной одним.</text:p>
      <text:p text:style-name="P6"/>
      <text:p text:style-name="P1"><text:span text:style-name="T24">2. Выполнен парсинг сайта </text:span><text:span text:style-name="Emphasis"><text:span text:style-name="T24">auto.ru </text:span></text:span><text:span text:style-name="T24">и сформирован датасет. </text:span><text:span text:style-name="T26">Для парсинга разработаны процедуры (jupyter notebook «Parsing.ipynb»).</text:span></text:p>
      <text:p text:style-name="P7"><text:tab/>2.1. <text:span text:style-name="T8">П</text:span>роцедура для получения ссылки на страницу сайта с объявление о продаже автомобиля, которая получает ссылку на страницу с перечнем объявлений, и с этой страницы получает ссылки на объявления и возвращает в виде списка.</text:p>
      <text:p text:style-name="P7"><text:tab/>2.2. <text:span text:style-name="T8">П</text:span>роцедура для получения данных со страницы, которая ссылку и список с перечнем полей, со страницы сайта получает данные и возвращает в виде словаря</text:p>
      <text:p text:style-name="P7"><text:tab/>2.3. <text:span text:style-name="T8">П</text:span>роцедура которая возвращает со страницы сайта количество закладок с объявлениями, процедура получает ссылку на страницу по "рамочным" условиям находит и возвращает</text:p>
      <text:p text:style-name="P7">количество закладок со страницами с объявлениями</text:p>
      <text:p text:style-name="P7"><text:tab/>2.4. <text:span text:style-name="T8">Вызов процедур получает</text:span> ссылки с объявлениями по продаже автомобилей, для чего:</text:p>
      <text:p text:style-name="P7">формируе<text:span text:style-name="T8">т</text:span> набор ссылок на страницы со списками объявлений, таким образом, что бы в одном наборе не оказалось более 99 страниц (ограничение сайта). <text:span text:style-name="T8">С</text:span>сылки формируются методом комбинации параметров фильтров и количества закладок со страницами с объявлениями.</text:p>
      <text:p text:style-name="P8"><text:tab/>2.5. Есть возможность сохранения набор ссылок в файл.</text:p>
      <text:p text:style-name="P8"><text:tab/>2.6. Возможность чтения набора ссылок из файла.</text:p>
      <text:p text:style-name="P8"><text:tab/>2.7. В завершении парсинга все полученные файлы слиты в один с удалением дубликатов.</text:p>
      <text:p text:style-name="P8"/>
      <text:p text:style-name="P3"><text:span text:style-name="T24">3. В <text:s/></text:span><text:span text:style-name="T26">jupyter notebook </text:span><text:span text:style-name="T24">на площадке kaggle.com </text:span><text:a xlink:type="simple" xlink:href="https://www.kaggle.com/alexeytitarenko/baseline-sf-dst-car-price-prediction-v16" text:style-name="Internet_20_link" text:visited-style-name="Visited_20_Internet_20_Link"><text:span text:style-name="T24">https://www.kaggle.com/alexeytitarenko/baseline-sf-dst-car-price-prediction-v16</text:span></text:a><text:span text:style-name="T24"> разработана прогностическая модель.</text:span></text:p>
      <text:p text:style-name="P8"><text:tab/>3.1. Загружен спарсеный датасет в папку ../input/parsed-avto/ под именем Parsed_avto.csv загружен в ноутбук.</text:p>
      <text:p text:style-name="P9"><text:span text:style-name="T8"><text:tab/>3.2. Проведён первичный анализ структуры учебного и тестового датасетов, </text:span>различий <text:span text:style-name="T9">в структуре </text:span>нет, по набору колонок датасеты идентичны. <text:span text:style-name="T9">Датасеты объединёны.</text:span></text:p>
      <text:p text:style-name="P10"><text:span text:style-name="T9"><text:tab/>3.3. Проведен анализ данных объединенного датасета. Выявлена </text:span>151 строка, с практически отсутствующими данными — <text:span text:style-name="T9">удалены. А так же обратили на себ</text:span>я внимание большое количество пустых данных в колонках ownership, complectation_dict, equipment_dict и prise, <text:span text:style-name="T9">были проанализированы позже.</text:span></text:p>
      <text:p text:style-name="P10"><text:span text:style-name="T9"><text:tab/></text:span><text:span text:style-name="T10">В результате анализа сделаны выводы:</text:span></text:p>
      <text:p text:style-name="P11">* Столбец bodyType: удалить информацию о количестве дверей как она есть не везде и содержится в столбце numberOfDoors; </text:p>
      <text:p text:style-name="P11">* Столбец brand : корректировки не требует; </text:p>
      <text:p text:style-name="P11">* Столбец car_url: ссылка на страницу сайта не несёт полезной информации о характеристиках автомобиля — удаляем; </text:p>
      <text:p text:style-name="P11">* Столбец color: корректировки не требует; </text:p>
      <text:p text:style-name="P11"><text:soft-page-break/>* Столбец complectation_dict: слишком много пропусков до 79 % пропусков — удаляем; </text:p>
      <text:p text:style-name="P11">* Столбец description: можно попробовать создать новые столбцы с длинной описания и наличием ключевого слова «торг»; </text:p>
      <text:p text:style-name="P11">* Столбец engineDisplacement: содержат LTR и есть пустые значения для электромобилей, удалить «LTR», пустые заменить нулями, привести к типу переменной число с плавающей точкой; </text:p>
      <text:p text:style-name="P11">* Столбец enginePower: содержат N12, удалить «N12», привести к типу переменной число с плавающей точкой; </text:p>
      <text:p text:style-name="P11">* Столбец equipment_dict: слишком много пропусков до 30 % пропусков — удаляем; </text:p>
      <text:p text:style-name="P11">* Столбец fuelType: корректировки не требует; </text:p>
      <text:p text:style-name="P11">* Столбец image: ссылка на изображение не несёт полезной информации о характеристиках автомобиля — удаляем; </text:p>
      <text:p text:style-name="P11">* Столбец mileage: корректировки не требует; </text:p>
      <text:p text:style-name="P11">* Столбцы modelDate и productionDate сильно коррелированы, в последующем удаляем modelDate; </text:p>
      <text:p text:style-name="P11">* Столбец model_info: содержит данные, дублированные в других столбцах — удаляем; </text:p>
      <text:p text:style-name="P11">* Столбец model_name: корректировки не требует; </text:p>
      <text:p text:style-name="P11">* Столбец name: корректировки не требует; </text:p>
      <text:p text:style-name="P11">* Столбец numberOfDoors: содержит 3 значения 0 дверей — этот автомобили родстеры и кабриолет, они могутет не иметь дверей; </text:p>
      <text:p text:style-name="P11">* Столбец parsing_unixtime: переведём в значение datetime и используем для применения коэффициента, связанного с ростом цен между годами для поля price, после чего parsing_unixtime удалим; </text:p>
      <text:p text:style-name="P11">* Столбец priceCurrency: всегда содержит значение RUB — валюта продажи — удаляем; </text:p>
      <text:p text:style-name="P11">* Столбец sell_id: номер лота — не несёт полезной информации о характеристиках -удаляем; </text:p>
      <text:p text:style-name="P11">* Столбец super_gen: содержит информацию блиндированную в других столбцах — удаляем; </text:p>
      <text:p text:style-name="P11">* Столбец vehicleConfiguration: содержит информацию блиндированную в других столбцах — удаляем; </text:p>
      <text:p text:style-name="P11">* Столбец vehicleTransmission: корректировки не требует;</text:p>
      <text:p text:style-name="P11">* Столбец vendor сильно коррелирован с столбцом brand, оставляем только один brand, vendor — удаляем; </text:p>
      <text:p text:style-name="P11">* Столбец ownership: содержит пустые значения, наиболее частые значения встречаются практически с равной вероятностью - замена на наиболее частое не приемлема, сочетание пустых значений и даты выпуска не содержит пустых значений, можно заменить пустые значение рассчитанной разницей в годах между датой выпуска и текущей, и наиболее частое значение до 1 года это 1 месяц, все, что до года заменим на "1 месяц". </text:p>
      <text:p text:style-name="P11">* Столбец owner: содержит сочетание текстовой и числовой информации, содержит несколько пустых значений. Может не быть владельца у автомобиля без пробега, однако таких нет, по дате производства автомобили старые и наиболее вероятное значение — наиболее частое «3 или более» заменим на наиболее частое. Приведем к числовому значению и к типу переменной число с плавающей точкой; </text:p>
      <text:p text:style-name="P11">* Столбец PTS: поскольку нет автомобилей с нулевым пробегом невозможно использовать его для создания признака «Оригинал» для автомобилей без пробега, несколько пустых можно заменить на наиболее частое; </text:p>
      <text:p text:style-name="P11">* Столбец gear: корректировки не требует; </text:p>
      <text:p text:style-name="P11">* Столбец helm: корректировки не требует;</text:p>
      <text:p text:style-name="P11">* Столбец condition: корректировки не требует; </text:p>
      <text:p text:style-name="P11">* Столбец customs: пустое значение можно заменить на наиболее частое; </text:p>
      <text:p text:style-name="P11">* Столбец price: для приведения цен в тестовой и обучающей выборках к одному порядку цен, необходимо значения в тестовой выборке умножить на корректирующий коэффициент. Коэффициент я рассчитал следующим образом: По данным сайта https://www.autostat.ru/ за прошедший год роста цен на автомобили возраста до 7 лет составил 28%, на автомобили <text:soft-page-break/>возраста более 7 лет 6%. По количеству автомобилей этого возраста в датасете соотношение 0.38 и 0.62 соответственно, вычислим среднее (0,280.38+0,060.62) получаем 14 % Получаем коррекционный коэффициент 1,0 — 0,14 = 0,86</text:p>
      <text:p text:style-name="P11"/>
      <text:p text:style-name="P12"><text:tab/>3.4. Проведена очистка данных:</text:p>
      <text:list xml:id="list3498401090" text:style-name="L2">
        <text:list-item>
          <text:p text:style-name="P13">удалены данные о количестве дверей</text:p>
        </text:list-item>
        <text:list-item>
          <text:p text:style-name="P13">создан новый признак - длинна описания</text:p>
        </text:list-item>
        <text:list-item>
          <text:p text:style-name="P13">из engineDisplacement удален «LTR», пустые строки заменяем нулями</text:p>
        </text:list-item>
        <text:list-item>
          <text:p text:style-name="P13">из enginePower удален текст «N12» </text:p>
        </text:list-item>
        <text:list-item>
          <text:p text:style-name="P13">в ownership заменены пустые значение рассчитанной разницей в годах между датой выпуска и текущей, наиболее частое значение до 1 года это 1 месяц, все, что до года замено на "1 месяц"</text:p>
        </text:list-item>
        <text:list-item>
          <text:p text:style-name="P13"><text:span text:style-name="T13">в </text:span>owner <text:span text:style-name="T13">п</text:span>устые замен<text:span text:style-name="T13">ены</text:span> на 3 и <text:span text:style-name="T13">все приведено </text:span>к числовому значению</text:p>
        </text:list-item>
        <text:list-item>
          <text:p text:style-name="P14">в PTS заменены пустые значения на 'Оригинал'</text:p>
        </text:list-item>
        <text:list-item>
          <text:p text:style-name="P14">в customs заменены пустые значения на 'Растаможен'</text:p>
        </text:list-item>
        <text:list-item>
          <text:p text:style-name="P14">parsing_unixtime приведен к формату datetime</text:p>
        </text:list-item>
        <text:list-item>
          <text:p text:style-name="P14">по объявлениям 2021 года (тестовый датасет за 2020 год) умножим 'price' на коэффициент 0.86</text:p>
        </text:list-item>
        <text:list-item>
          <text:p text:style-name="P14">удалил пустые значения в столбце 'price'</text:p>
          <text:p text:style-name="P14"/>
        </text:list-item>
      </text:list>
      <text:p text:style-name="P15"><text:tab/>3.5. удалены не нужные столбцы ('car_url', 'complectation_dict', 'description', 'equipment_dict', 'image', 'model_info', 'parsing_unixtime', 'priceCurrency', 'sell_id', 'super_gen', 'vehicleConfiguration', 'vendor')</text:p>
      <text:p text:style-name="P15"/>
      <text:list xml:id="list2485971856" text:style-name="L5">
        <text:list-item>
          <text:p text:style-name="P16"><text:span text:style-name="T13">в результате преобразований п</text:span>устых значений не о<text:span text:style-name="T13">с</text:span>талось</text:p>
        </text:list-item>
        <text:list-item>
          <text:p text:style-name="P19">Дубликатов нет</text:p>
        </text:list-item>
        <text:list-item>
          <text:p text:style-name="P19">Существует сильная корреляция между: engineDisplacement и enginePower учтём это в дальнейшем</text:p>
        </text:list-item>
      </text:list>
      <text:p text:style-name="P20"><text:span text:style-name="T14">3.5. проведен разведывательной анализ данных, выявлено заметное влияние логарифмирования на распределение числовых признаков — прологарифмированы, в</text:span>ысокая корреляция параметров enginePower и engineDisplacement - 0,82 поскольку корреляция с целевой переменной лучше у enginePower <text:span text:style-name="T14">удален</text:span> engineDisplacement.</text:p>
      <text:p text:style-name="P21">Бинарные и категориальные признаки в целом плохо сбалансированы</text:p>
      <text:p text:style-name="P21">* Столбец hekm: <text:s/>«Левый» встречается примерно в 90-95% случаев, цены сбалансированы;</text:p>
      <text:p text:style-name="P21">* Столбец PTS: <text:s/>около 80% <text:s/>оригиналов и цены на автомобили с оригиналом выше. </text:p>
      <text:p text:style-name="P21">* description_bargain: частота признака без торга около 70% и цены на эти автомобили выше.</text:p>
      <text:p text:style-name="P21">* Столбец bodyType: наиболее распространенных значения - это «внедорожник» , «седан» до 30% и «хэтчбек до 10%. Но на распределение цен частота не влияет;</text:p>
      <text:p text:style-name="P21">* Столбец brand: здесь мы можем увидеть распределение брендов, представленных в наборе данных. Цены существенно различаются, причём на редкие бренды цены выше;</text:p>
      <text:p text:style-name="P21">* столбец color: кореляции частот цветов и цен не наблюдается, однако есть корреляция определенных цветов и цены, <text:s/>можно попробовать создать новый столбец;</text:p>
      <text:p text:style-name="P21">* Столбец fuelType: Самым частым является «бензин» около 70% , но «дизель», а особенно «гибрид» стоит дороже;</text:p>
      <text:p text:style-name="P21"><text:soft-page-break/>* Столбец gear: Преобладает передний привод, за тем полный и задний, цена ожидаемо больше на полный;</text:p>
      <text:p text:style-name="P21">* Столбец owner: Между количеством собственников и ценой существует линейная зависимость. </text:p>
      <text:p text:style-name="P21">* Столбец vehicleTransmission: «Автомат» встречается примерно в 60% случаев. Наибольшая цена на автомобили с вариатором;</text:p>
      <text:p text:style-name="P21">* Столбец numberOfDoors: наиболее часто встречаются <text:s/>автомобили с 5 дверями. 2 и 5 дверные сопоставимы по цене. <text:s/>Самые дешевые автомобили с 3 дверьми. Можно попробовать создать новый признак.</text:p>
      <text:p text:style-name="P21">* Столбцы model, model_name и ownership мы не отображали их на графиках, потому что там слишком много категорий.</text:p>
      <text:p text:style-name="P21">Признаки condition и customs содержат соответственно почти все значения «Битый / не на ходу» и «не растоможен», а значит смысла не имеют (практически все значения одинаковы) — удалены.</text:p>
      <text:p text:style-name="P21">Целевая переменная нормально не распределена, что хорошо корректируется логарифмированием (использовано в дальнейшем).</text:p>
      <text:p text:style-name="P21"><text:tab/>3.6. созданы новые признаки</text:p>
      <text:p text:style-name="P21">* miles_in_year: на основании столбцов productionDate и mighting создадим столбез с пробегом за год;</text:p>
      <text:p text:style-name="P21">* age_car: возраст автомобиля;</text:p>
      <text:p text:style-name="P21">* age_model: разница в годах между началом выпуска модели и выпуском автомобиля;</text:p>
      <text:p text:style-name="P21">* old_3: старше ли авто 3 лет;</text:p>
      <text:p text:style-name="P21">* old_5: старше ли авто 5 лет;</text:p>
      <text:p text:style-name="P21">* top_bodyType: есть ли у автомобиля тип кузова «внедорожник» и «седан»;</text:p>
      <text:p text:style-name="P21">* rare_bodyType: есть ли у автомобиля редкий тип кузова: «микровэн», «седан-хардтоп», «лимузин», «тарга», «фастбек»;</text:p>
      <text:p text:style-name="P21">* top_colors: есть ли в авто топ5 цветов: черный, белый, серый, синий, серебристый;</text:p>
      <text:p text:style-name="P21">* min_colors: есть ли у авто редкие цвета: 'фиолетовый', 'пурпурный', 'золотистый', 'оранжевый', 'жёлтый', 'розовый';</text:p>
      <text:p text:style-name="P21">* top_door_num: у машины 4 или 5 дверей;</text:p>
      <text:p text:style-name="P21">3.7. оценена важность признаков</text:p>
      <text:p text:style-name="P20"><text:span text:style-name="T14">среди числовых наиболее важными оказались </text:span>age_car и mileage</text:p>
      <text:p text:style-name="P20"><text:span text:style-name="T14">среди бинарных и категориальных </text:span>name, model_name, ownership</text:p>
      <text:p text:style-name="P21">3.8. Протестированы модели машинного обучения.</text:p>
      <text:p text:style-name="P21">Выбраны:</text:p>
      <text:p text:style-name="P21"><text:bookmark text:name="1.-CatBoostRegressor"/><text:soft-page-break/><text:span text:style-name="T27">CatBoostRegressor — даёт хорошие результаты при большом количестве категориальных признаков.</text:span></text:p>
      <text:p text:style-name="P20"><text:span text:style-name="T29">RandomForestRegressor — может </text:span>эффективно обрабатывать данные с большим числом признаков и классов, <text:span text:style-name="T16">у нас признаки разных классов.</text:span></text:p>
      <text:p text:style-name="P22">ExtraTreesRegressor — <text:span text:style-name="T16">обладает теми же преимуществами, что и RandomForestRegressor, но работает без бэгинга.</text:span></text:p>
      <text:h text:style-name="P28" text:outline-level="2"><text:bookmark text:name="4.-XGBoostRegressor"/><text:span text:style-name="T17">XGBoostRegressor — модель использует бустинг, что значительно повышает эффективность алгоритма.</text:span></text:h>
      <text:p text:style-name="P25"/>
      <text:p text:style-name="P23"><text:span text:style-name="T28">В завершении сделана попытка использования стэкинга, сложил</text:span> результаты работы лучших моделей: CatBoostRegressor, ExtraTreeRegressor и RandomForestRegressor c метамоделью LinearRegression.</text:p>
      <text:p text:style-name="P18"><text:span text:style-name="T17">Пытался в результате</text:span> наложение модел<text:span text:style-name="T17">ей </text:span><text:s/>улучшить значение метрики и предотвратить переобучение.</text:p>
      <text:p text:style-name="P24"><text:span text:style-name="T11">Результат</text:span><text:span text:style-name="T12">ы</text:span><text:span text:style-name="T11">:</text:span> </text:p>
      <text:p text:style-name="P24"><text:span text:style-name="T18">Н</text:span>аилучший результат показал CatBoostRegressor с логарифмированием целевой переменной, с результатом 17.16% в лидерборд этот результа составил 24.80%. Далее следуют ExtraTreeRegressor и RandomForestRegressor с результатами 17.84% и 18.13%. Их комбинация при стекинге дала результат 20.46%. Что, возможно, говорит о не вполне верном подборе гиперпараметров.</text:p>
      <text:p text:style-name="P24"><text:span text:style-name="T11">Вывод</text:span><text:span text:style-name="T12">ы</text:span><text:span text:style-name="T11">:</text:span> </text:p>
      <text:p text:style-name="P24"><text:span text:style-name="T18">1. </text:span>Качество предсказания модели могло бы улучшить удаление выбросов, которые решено было не трогать.</text:p>
      <text:p text:style-name="P24"><text:span text:style-name="T18">2. </text:span>Возможно помогла бы генерация новых признаков, подбор коэффициента роста цены между годами.</text:p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14:00.873048868</meta:creation-date>
    <meta:editing-duration>PT1H52M34S</meta:editing-duration>
    <meta:editing-cycles>14</meta:editing-cycles>
    <meta:generator>LibreOffice/6.0.7.3$Linux_X86_64 LibreOffice_project/00m0$Build-3</meta:generator>
    <dc:date>2021-11-19T04:19:27.087360171</dc:date>
    <meta:document-statistic meta:table-count="0" meta:image-count="0" meta:object-count="0" meta:page-count="5" meta:paragraph-count="113" meta:word-count="1570" meta:character-count="11670" meta:non-whitespace-character-count="10150"/>
  </office:meta>
</office:document-meta>
</file>